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order-bottom="none" fo:border-left="0.0555in solid #800000" fo:border-right="none" fo:border-top="0.0555in solid #800000"/>
      <style:text-properties fo:font-style="italic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fo:border-bottom="none" fo:border-left="0.0555in solid #800000" fo:border-right="none" fo:border-top="none"/>
      <style:text-properties fo:font-style="italic"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fo:border-bottom="0.0555in solid #800000" fo:border-left="0.0555in solid #800000" fo:border-right="none" fo:border-top="none"/>
      <style:text-properties fo:font-style="italic" style:text-underline-style="solid" style:text-underline-width="auto" style:text-underline-color="font-color" fo:font-weight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line-through-style="none" style:font-name="Albany AMT1" fo:font-size="18pt" fo:font-style="normal" fo:text-shadow="none" style:text-underline-style="none"/>
    </style:style>
    <style:style style:name="ce5" style:family="table-cell" style:parent-style-name="Default">
      <style:table-cell-properties fo:border-bottom="none" fo:border-left="0.0555in solid #800000" fo:border-right="0.0555in solid #800000" fo:border-top="0.0555in solid #800000"/>
    </style:style>
    <style:style style:name="ce6" style:family="table-cell" style:parent-style-name="Default">
      <style:table-cell-properties fo:border-bottom="none" fo:border-left="0.0555in solid #800000" fo:border-right="0.0555in solid #800000" fo:border-top="none"/>
    </style:style>
    <style:style style:name="ce7" style:family="table-cell" style:parent-style-name="Default">
      <style:table-cell-properties fo:border-bottom="0.0555in solid #800000" fo:border-left="0.0555in solid #800000" fo:border-right="0.0555in solid #800000" fo:border-top="none"/>
    </style:style>
    <style:style style:name="ce8" style:family="table-cell" style:parent-style-name="Default">
      <style:text-properties fo:font-weight="bold"/>
    </style:style>
    <style:style style:name="ce9" style:family="table-cell" style:parent-style-name="Default">
      <style:table-cell-properties fo:border-bottom="none" fo:border-left="0.0346in solid #800080" fo:border-right="none" fo:border-top="0.0346in solid #800080"/>
    </style:style>
    <style:style style:name="ce10" style:family="table-cell" style:parent-style-name="Default">
      <style:table-cell-properties fo:border-bottom="none" fo:border-left="0.0346in solid #800080" fo:border-right="none" fo:border-top="0.0346in solid #800000"/>
      <style:text-properties fo:font-weight="normal"/>
    </style:style>
    <style:style style:name="ce11" style:family="table-cell" style:parent-style-name="Default">
      <style:table-cell-properties fo:border-bottom="none" fo:border-left="0.0346in solid #800080" fo:border-right="none" fo:border-top="none"/>
      <style:text-properties fo:font-weight="normal"/>
    </style:style>
    <style:style style:name="ce12" style:family="table-cell" style:parent-style-name="Default">
      <style:table-cell-properties fo:border-bottom="0.0346in solid #800000" fo:border-left="0.0346in solid #800080" fo:border-right="none" fo:border-top="none"/>
      <style:text-properties fo:font-weight="normal"/>
    </style:style>
    <style:style style:name="ce13" style:family="table-cell" style:parent-style-name="Default">
      <style:table-cell-properties fo:border-bottom="0.0346in solid #800080" fo:border-left="0.0346in solid #800080" fo:border-right="none" fo:border-top="none"/>
      <style:text-properties fo:font-weight="normal"/>
    </style:style>
    <style:style style:name="ce14" style:family="table-cell" style:parent-style-name="Default" style:data-style-name="N104"/>
    <style:style style:name="ce15" style:family="table-cell" style:parent-style-name="Default" style:data-style-name="N38"/>
    <style:style style:name="ce16" style:family="table-cell" style:parent-style-name="Default" style:data-style-name="N60"/>
    <style:style style:name="ce17" style:family="table-cell" style:parent-style-name="Default" style:data-style-name="N70"/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>
      <style:text-properties style:text-line-through-style="solid" style:text-underline-style="solid" style:text-underline-width="auto" style:text-underline-color="font-color"/>
    </style:style>
    <style:style style:name="ce20" style:family="table-cell" style:parent-style-name="Default">
      <style:table-cell-properties fo:border-bottom="none" fo:border-left="0.0346in solid #008000" fo:border-right="none" fo:border-top="0.0346in solid #008000"/>
    </style:style>
    <style:style style:name="ce21" style:family="table-cell" style:parent-style-name="Default">
      <style:table-cell-properties fo:border-bottom="none" fo:border-left="0.0346in solid #008000" fo:border-right="none" fo:border-top="none"/>
    </style:style>
    <style:style style:name="ce22" style:family="table-cell" style:parent-style-name="Default">
      <style:table-cell-properties fo:border-bottom="0.0346in solid #008000" fo:border-left="0.0346in solid #008000" fo:border-right="none" fo:border-top="none"/>
    </style:style>
    <style:style style:name="ce23" style:family="table-cell" style:parent-style-name="Default">
      <style:text-properties style:text-line-through-style="solid" fo:text-shadow="1pt 1pt" style:text-underline-style="solid" style:text-underline-width="auto" style:text-underline-color="font-color"/>
    </style:style>
    <style:style style:name="ce24" style:family="table-cell" style:parent-style-name="Default">
      <style:table-cell-properties fo:border-bottom="none" fo:border-left="none" fo:border-right="none" fo:border-top="0.0555in solid #800000"/>
      <style:text-properties fo:font-style="italic" style:text-underline-style="solid" style:text-underline-width="auto" style:text-underline-color="font-color" fo:font-weight="bold"/>
    </style:style>
    <style:style style:name="ce25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ce26" style:family="table-cell" style:parent-style-name="Default">
      <style:table-cell-properties fo:border-bottom="0.0555in solid #800000" fo:border-left="none" fo:border-right="none" fo:border-top="none"/>
      <style:text-properties fo:font-style="italic" style:text-underline-style="solid" style:text-underline-width="auto" style:text-underline-color="font-color" fo:font-weight="bold"/>
    </style:style>
    <style:style style:name="ce27" style:family="table-cell" style:parent-style-name="Default">
      <style:table-cell-properties fo:border-bottom="none" fo:border-left="none" fo:border-right="0.0346in solid #800080" fo:border-top="0.0346in solid #800080"/>
    </style:style>
    <style:style style:name="ce28" style:family="table-cell" style:parent-style-name="Default">
      <style:table-cell-properties fo:border-bottom="none" fo:border-left="0.0346in solid #008000" fo:border-right="0.0346in solid #800080" fo:border-top="0.0346in solid #800000"/>
      <style:text-properties fo:font-weight="normal"/>
    </style:style>
    <style:style style:name="ce29" style:family="table-cell" style:parent-style-name="Default">
      <style:table-cell-properties fo:border-bottom="none" fo:border-left="0.0346in solid #008000" fo:border-right="0.0346in solid #800080" fo:border-top="none"/>
      <style:text-properties fo:font-weight="normal"/>
    </style:style>
    <style:style style:name="ce30" style:family="table-cell" style:parent-style-name="Default">
      <style:table-cell-properties fo:border-bottom="0.0346in solid #800000" fo:border-left="0.0346in solid #008000" fo:border-right="0.0346in solid #800080" fo:border-top="none"/>
      <style:text-properties fo:font-weight="normal"/>
    </style:style>
    <style:style style:name="ce31" style:family="table-cell" style:parent-style-name="Default">
      <style:table-cell-properties fo:border-bottom="0.0346in solid #800080" fo:border-left="none" fo:border-right="0.0346in solid #800080" fo:border-top="none"/>
      <style:text-properties fo:font-weight="normal"/>
    </style:style>
    <style:style style:name="ce32" style:family="table-cell" style:parent-style-name="Default">
      <style:table-cell-properties fo:border-bottom="none" fo:border-left="0.0346in solid #800000" fo:border-right="none" fo:border-top="0.0346in solid #800000"/>
    </style:style>
    <style:style style:name="ce33" style:family="table-cell" style:parent-style-name="Default">
      <style:table-cell-properties fo:border-bottom="0.0346in solid #008000" fo:border-left="0.0346in solid #800000" fo:border-right="none" fo:border-top="none"/>
    </style:style>
    <style:style style:name="ce34" style:family="table-cell" style:parent-style-name="Default">
      <style:table-cell-properties fo:border-bottom="0.0346in solid #800000" fo:border-left="0.0346in solid #800000" fo:border-right="none" fo:border-top="none"/>
    </style:style>
    <style:style style:name="ce35" style:family="table-cell" style:parent-style-name="Default">
      <style:table-cell-properties fo:border-bottom="none" fo:border-left="0.0346in solid #800000" fo:border-right="none" fo:border-top="none"/>
    </style:style>
    <style:style style:name="ce36" style:family="table-cell" style:parent-style-name="Default">
      <style:table-cell-properties fo:border-bottom="0.0346in solid #800000" fo:border-left="0.0346in solid #800000" fo:border-right="none" fo:border-top="0.0346in solid #008000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0346in solid #008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0555in solid #800000" fo:border-top="0.0555in solid #800000"/>
      <style:text-properties fo:font-style="italic" style:text-underline-style="solid" style:text-underline-width="auto" style:text-underline-color="font-color" fo:font-weight="bold"/>
    </style:style>
    <style:style style:name="ce40" style:family="table-cell" style:parent-style-name="Default">
      <style:table-cell-properties fo:border-bottom="none" fo:border-left="none" fo:border-right="0.0555in solid #800000" fo:border-top="none"/>
      <style:text-properties fo:font-style="italic" style:text-underline-style="solid" style:text-underline-width="auto" style:text-underline-color="font-color" fo:font-weight="bold"/>
    </style:style>
    <style:style style:name="ce41" style:family="table-cell" style:parent-style-name="Default">
      <style:table-cell-properties fo:border-bottom="0.0555in solid #800000" fo:border-left="none" fo:border-right="0.0555in solid #800000" fo:border-top="none"/>
      <style:text-properties fo:font-style="italic" style:text-underline-style="solid" style:text-underline-width="auto" style:text-underline-color="font-color" fo:font-weight="bold"/>
    </style:style>
    <style:style style:name="ce42" style:family="table-cell" style:parent-style-name="Default">
      <style:table-cell-properties fo:border-bottom="none" fo:border-left="none" fo:border-right="none" fo:border-top="0.0346in solid #008000"/>
    </style:style>
    <style:style style:name="ce43" style:family="table-cell" style:parent-style-name="Default">
      <style:table-cell-properties fo:border-bottom="none" fo:border-left="none" fo:border-right="none" fo:border-top="0.0346in solid #800000"/>
    </style:style>
    <style:style style:name="ce44" style:family="table-cell" style:parent-style-name="Default">
      <style:table-cell-properties fo:border-bottom="0.0346in solid #800000" fo:border-left="none" fo:border-right="none" fo:border-top="none"/>
    </style:style>
    <style:style style:name="ce45" style:family="table-cell" style:parent-style-name="Default">
      <style:table-cell-properties fo:border-bottom="0.0346in solid #800000" fo:border-left="none" fo:border-right="0.0346in solid #008000" fo:border-top="0.0346in solid #008000"/>
    </style:style>
    <style:style style:name="ce46" style:family="table-cell" style:parent-style-name="Default">
      <style:table-cell-properties fo:border-bottom="none" fo:border-left="none" fo:border-right="0.0346in solid #008000" fo:border-top="none"/>
    </style:style>
    <style:style style:name="ce47" style:family="table-cell" style:parent-style-name="Default">
      <style:table-cell-properties fo:border-bottom="0.0346in solid #008000" fo:border-left="none" fo:border-right="0.0346in solid #008000" fo:border-top="none"/>
    </style:style>
    <style:style style:name="ce48" style:family="table-cell" style:parent-style-name="Default">
      <style:table-cell-properties fo:border-bottom="none" fo:border-left="none" fo:border-right="0.0346in solid #008000" fo:border-top="0.0346in solid #008000"/>
    </style:style>
    <style:style style:name="ce49" style:family="table-cell" style:parent-style-name="Default">
      <style:table-cell-properties fo:border-bottom="none" fo:border-left="none" fo:border-right="0.0346in solid #800000" fo:border-top="0.0346in solid #800000"/>
    </style:style>
    <style:style style:name="ce50" style:family="table-cell" style:parent-style-name="Default">
      <style:table-cell-properties fo:border-bottom="0.0346in solid #008000" fo:border-left="none" fo:border-right="0.0346in solid #800000" fo:border-top="none"/>
    </style:style>
    <style:style style:name="ce51" style:family="table-cell" style:parent-style-name="Default">
      <style:table-cell-properties fo:border-bottom="0.0346in solid #800000" fo:border-left="none" fo:border-right="0.0346in solid #800000" fo:border-top="none"/>
    </style:style>
    <style:style style:name="ce52" style:family="table-cell" style:parent-style-name="Default">
      <style:table-cell-properties fo:border-bottom="none" fo:border-left="none" fo:border-right="0.0346in solid #800000" fo:border-top="none"/>
    </style:style>
    <style:style style:name="ce53" style:family="table-cell" style:parent-style-name="Default">
      <style:table-cell-properties fo:border-bottom="none" fo:border-left="0.0555in solid #800000" fo:border-right="none" fo:border-top="0.0555in solid #800000"/>
    </style:style>
    <style:style style:name="ce54" style:family="table-cell" style:parent-style-name="Default">
      <style:table-cell-properties fo:border-bottom="none" fo:border-left="0.0555in solid #800000" fo:border-right="none" fo:border-top="none"/>
    </style:style>
    <style:style style:name="ce55" style:family="table-cell" style:parent-style-name="Default">
      <style:table-cell-properties fo:border-bottom="0.0555in solid #800000" fo:border-left="0.0555in solid #800000" fo:border-right="none" fo:border-top="none"/>
    </style:style>
    <style:style style:name="ce56" style:family="table-cell" style:parent-style-name="Default">
      <style:table-cell-properties fo:border-bottom="none" fo:border-left="0.0346in solid #800080" fo:border-right="none" fo:border-top="0.0346in solid #800080"/>
      <style:text-properties fo:font-weight="bold"/>
    </style:style>
    <style:style style:name="ce57" style:family="table-cell" style:parent-style-name="Default">
      <style:table-cell-properties fo:border-bottom="none" fo:border-left="0.0346in solid #800080" fo:border-right="none" fo:border-top="none"/>
    </style:style>
    <style:style style:name="ce58" style:family="table-cell" style:parent-style-name="Default">
      <style:table-cell-properties fo:border-bottom="0.0346in solid #800080" fo:border-left="0.0346in solid #800080" fo:border-right="none" fo:border-top="none"/>
    </style:style>
    <style:style style:name="ce59" style:family="table-cell" style:parent-style-name="Default">
      <style:table-cell-properties fo:border-bottom="none" fo:border-left="none" fo:border-right="none" fo:border-top="0.0555in solid #800000"/>
    </style:style>
    <style:style style:name="ce60" style:family="table-cell" style:parent-style-name="Default">
      <style:table-cell-properties fo:border-bottom="0.0555in solid #800000" fo:border-left="none" fo:border-right="none" fo:border-top="none"/>
    </style:style>
    <style:style style:name="ce61" style:family="table-cell" style:parent-style-name="Default">
      <style:text-properties fo:font-style="italic"/>
    </style:style>
    <style:style style:name="ce62" style:family="table-cell" style:parent-style-name="Default">
      <style:table-cell-properties fo:border-bottom="none" fo:border-left="none" fo:border-right="none" fo:border-top="0.0346in solid #800080"/>
    </style:style>
    <style:style style:name="ce63" style:family="table-cell" style:parent-style-name="Default">
      <style:table-cell-properties fo:border-bottom="0.0346in solid #800080" fo:border-left="none" fo:border-right="none" fo:border-top="none"/>
    </style:style>
    <style:style style:name="ce64" style:family="table-cell" style:parent-style-name="Default">
      <style:table-cell-properties fo:border-bottom="none" fo:border-left="none" fo:border-right="0.0555in solid #800000" fo:border-top="0.0555in solid #800000"/>
    </style:style>
    <style:style style:name="ce65" style:family="table-cell" style:parent-style-name="Default">
      <style:table-cell-properties fo:border-bottom="none" fo:border-left="none" fo:border-right="0.0555in solid #800000" fo:border-top="none"/>
    </style:style>
    <style:style style:name="ce66" style:family="table-cell" style:parent-style-name="Default">
      <style:table-cell-properties fo:border-bottom="0.0555in solid #800000" fo:border-left="none" fo:border-right="0.0555in solid #800000" fo:border-top="none"/>
    </style:style>
    <style:style style:name="ce67" style:family="table-cell" style:parent-style-name="Default">
      <style:table-cell-properties fo:border="none"/>
      <style:text-properties fo:font-weight="bold"/>
    </style:style>
    <style:style style:name="ce68" style:family="table-cell" style:parent-style-name="Default">
      <style:table-cell-properties fo:border="none"/>
      <style:text-properties fo:font-style="italic" fo:font-weight="normal"/>
    </style:style>
    <style:style style:name="ce69" style:family="table-cell" style:parent-style-name="Default">
      <style:table-cell-properties fo:border-bottom="0.0346in solid #008000" fo:border-left="0.0346in solid #800000" fo:border-right="0.0346in solid #008000" fo:border-top="0.0346in solid #800000"/>
    </style:style>
    <style:style style:name="ce70" style:family="table-cell" style:parent-style-name="Default">
      <style:table-cell-properties fo:border-bottom="0.0346in solid #800080" fo:border-left="none" fo:border-right="none" fo:border-top="none"/>
      <style:text-properties fo:font-weight="bold"/>
    </style:style>
    <style:style style:name="ce71" style:family="table-cell" style:parent-style-name="Default">
      <style:table-cell-properties fo:border-bottom="none" fo:border-left="none" fo:border-right="0.0346in solid #800080" fo:border-top="none"/>
    </style:style>
    <style:style style:name="ce72" style:family="table-cell" style:parent-style-name="Default">
      <style:table-cell-properties fo:border-bottom="none" fo:border-left="none" fo:border-right="0.0346in solid #800080" fo:border-top="0.0346in solid #800000"/>
    </style:style>
    <style:style style:name="ce73" style:family="table-cell" style:parent-style-name="Default">
      <style:table-cell-properties fo:border-bottom="0.0346in solid #800000" fo:border-left="none" fo:border-right="0.0346in solid #800080" fo:border-top="none"/>
    </style:style>
    <style:style style:name="ce74" style:family="table-cell" style:parent-style-name="Default">
      <style:table-cell-properties fo:border-bottom="0.0346in solid #800080" fo:border-left="none" fo:border-right="0.0346in solid #800080" fo:border-top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normal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" form:label="SetFormul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etFormula?language=Basic&amp;location=document"/>
              </office:event-listeners>
            </form:button>
            <form:button form:name="PushButton2" form:control-implementation="ooo:com.sun.star.form.component.CommandButton" form:id="control2" form:label="GetFormul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Formula?language=Basic&amp;location=document"/>
              </office:event-listeners>
            </form:button>
            <form:button form:name="PushButton" form:control-implementation="ooo:com.sun.star.form.component.CommandButton" form:id="control3" form:label="      Row/Column/Coun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  <form:button form:name="PushButton3" form:control-implementation="ooo:com.sun.star.form.component.CommandButton" form:id="control4" form:label="           Clear Method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learMethods?language=Basic&amp;location=document"/>
              </office:event-listeners>
            </form:button>
            <form:button form:name="PushButton4" form:control-implementation="ooo:com.sun.star.form.component.CommandButton" form:id="control5" form:label="Fill methods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FillMethods?language=Basic&amp;location=document"/>
              </office:event-listeners>
            </form:button>
            <form:button form:name="PushButton5" form:control-implementation="ooo:com.sun.star.form.component.CommandButton" form:id="control6" form:label="Text Propert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xtProperty?language=Basic&amp;location=document"/>
              </office:event-listeners>
            </form:button>
            <form:button form:name="PushButton6" form:control-implementation="ooo:com.sun.star.form.component.CommandButton" form:id="control7" form:label="Offset Method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ffsetMethod?language=Basic&amp;location=document"/>
              </office:event-listeners>
            </form:button>
            <form:button form:name="PushButton7" form:control-implementation="ooo:com.sun.star.form.component.CommandButton" form:id="control8" form:label="Current Regi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urrentRegionProperty?language=Basic&amp;location=document"/>
              </office:event-listeners>
            </form:button>
            <form:button form:name="PushButton8" form:control-implementation="ooo:com.sun.star.form.component.CommandButton" form:id="control9" form:label="Current Arra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urrentArrayMethod?language=Basic&amp;location=document"/>
              </office:event-listeners>
            </form:button>
          </form:form>
        </office:form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3" office:value-type="string">
            <text:p>string1</text:p>
          </table:table-cell>
          <table:table-cell table:style-name="ce26" office:value-type="string">
            <text:p>string2</text:p>
          </table:table-cell>
          <table:table-cell table:style-name="ce41" office:value-type="string">
            <text:p>string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4" office:value-type="string">
            <text:p>Shadow Effect</text:p>
          </table:table-cell>
          <table:table-cell table:number-columns-repeated="4"/>
          <table:table-cell office:value-type="string">
            <text:p>F8:H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3" office:value-type="float" office:value="1">
            <text:p>1</text:p>
          </table:table-cell>
          <table:table-cell table:style-name="ce59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A10:A15</text:p>
          </table:table-cell>
          <table:table-cell table:number-columns-repeated="4"/>
          <table:table-cell table:style-name="ce54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5" table:formula="oooc:=RAND()+1" office:value-type="float" office:value="1.3621885061088">
            <text:p>1.36</text:p>
          </table:table-cell>
          <table:table-cell/>
          <table:table-cell>
            <draw:control table:end-cell-address="Sheet1.E14" table:end-x="0.6346in" table:end-y="0.0244in" draw:z-index="3" draw:text-style-name="P1" svg:width="1.7299in" svg:height="0.65in" svg:x="0.6823in" svg:y="0.0437in" draw:control="control4"/>
          </table:table-cell>
          <table:table-cell table:number-columns-repeated="2"/>
          <table:table-cell table:style-name="ce55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6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6" table:formula="oooc:=RAND()+1" office:value-type="float" office:value="1.0659014857681">
            <text:p>1.07</text:p>
          </table:table-cell>
          <table:table-cell table:number-columns-repeated="10"/>
        </table:table-row>
        <table:table-row table:style-name="ro1">
          <table:table-cell table:style-name="ce6" table:formula="oooc:=RAND()+1" office:value-type="float" office:value="1.32741022777157">
            <text:p>1.33</text:p>
          </table:table-cell>
          <table:table-cell table:number-columns-repeated="6"/>
          <table:table-cell table:style-name="ce8" office:value-type="string">
            <text:p>Fill Left</text:p>
          </table:table-cell>
          <table:table-cell table:number-columns-repeated="3"/>
        </table:table-row>
        <table:table-row table:style-name="ro1">
          <table:table-cell table:style-name="ce6" table:formula="oooc:=RAND()+1" office:value-type="float" office:value="1.4045233681819">
            <text:p>1.4</text:p>
          </table:table-cell>
          <table:table-cell table:number-columns-repeated="10"/>
        </table:table-row>
        <table:table-row table:style-name="ro1">
          <table:table-cell table:style-name="ce6" table:formula="oooc:=RAND()+1" office:value-type="float" office:value="1.98603272809928">
            <text:p>1.99</text:p>
          </table:table-cell>
          <table:table-cell table:number-columns-repeated="6"/>
          <table:table-cell table:style-name="ce37" table:number-columns-repeated="2"/>
          <table:table-cell table:style-name="ce37" office:value-type="float" office:value="11">
            <text:p>11</text:p>
          </table:table-cell>
          <table:table-cell/>
        </table:table-row>
        <table:table-row table:style-name="ro1">
          <table:table-cell table:style-name="ce7" table:formula="oooc:=RAND()+1" office:value-type="float" office:value="1.10683022956682">
            <text:p>1.11</text:p>
          </table:table-cell>
          <table:table-cell/>
          <table:table-cell>
            <draw:control table:end-cell-address="Sheet1.E19" table:end-x="0.6283in" table:end-y="0.0425in" draw:z-index="0" draw:text-style-name="P2" svg:width="1.726in" svg:height="0.6488in" svg:x="0.6799in" svg:y="0.063in" draw:control="control1"/>
          </table:table-cell>
          <table:table-cell table:number-columns-repeated="2"/>
          <table:table-cell>
            <draw:control table:end-cell-address="Sheet1.G19" table:end-x="0.8563in" table:end-y="0.0469in" draw:z-index="4" draw:text-style-name="P2" svg:width="1.7299in" svg:height="0.65in" svg:x="0.0154in" svg:y="0.0661in" draw:control="control5"/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8" office:value-type="string">
            <text:p>Fill Righ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Current Array of A19:B22 and B19:B22</text:p>
          </table:table-cell>
          <table:table-cell table:number-columns-repeated="10"/>
        </table:table-row>
        <table:table-row table:style-name="ro1">
          <table:table-cell table:style-name="ce9" table:number-matrix-columns-spanned="2" table:number-matrix-rows-spanned="5" table:formula="oooc:=RAND()" office:value-type="float" office:value="0.715991053132336">
            <text:p>0.72</text:p>
          </table:table-cell>
          <table:table-cell table:style-name="ce27" office:value-type="float" office:value="0.316655433884196">
            <text:p>0.32</text:p>
          </table:table-cell>
          <table:table-cell table:number-columns-repeated="5"/>
          <table:table-cell table:style-name="ce67" office:value-type="float" office:value="12">
            <text:p>12</text:p>
          </table:table-cell>
          <table:table-cell table:style-name="ce67" table:number-columns-repeated="2"/>
          <table:table-cell/>
        </table:table-row>
        <table:table-row table:style-name="ro1">
          <table:table-cell table:style-name="ce10" office:value-type="float" office:value="0.381350822458673">
            <text:p>0.38</text:p>
          </table:table-cell>
          <table:table-cell table:style-name="ce28" office:value-type="float" office:value="0.147651136921556">
            <text:p>0.15</text:p>
          </table:table-cell>
          <table:table-cell table:number-columns-repeated="9"/>
        </table:table-row>
        <table:table-row table:style-name="ro1">
          <table:table-cell table:style-name="ce11" office:value-type="float" office:value="0.0956056830918443">
            <text:p>0.1</text:p>
          </table:table-cell>
          <table:table-cell table:style-name="ce29" office:value-type="float" office:value="0.0210898532630363">
            <text:p>0.02</text:p>
          </table:table-cell>
          <table:table-cell>
            <draw:control table:end-cell-address="Sheet1.E23" table:end-x="0.6657in" table:end-y="0.1634in" draw:z-index="1" draw:text-style-name="P2" svg:width="1.7299in" svg:height="0.65in" svg:x="0.7134in" svg:y="0.0154in" draw:control="control2"/>
          </table:table-cell>
          <table:table-cell table:number-columns-repeated="2"/>
          <table:table-cell>
            <draw:control table:end-cell-address="Sheet1.G23" table:end-x="0.8524in" table:end-y="0.1673in" draw:z-index="5" draw:text-style-name="P2" svg:width="1.7299in" svg:height="0.65in" svg:x="0.0114in" svg:y="0.0193in" draw:control="control6"/>
          </table:table-cell>
          <table:table-cell/>
          <table:table-cell table:style-name="ce8" office:value-type="string">
            <text:p>Fill Down</text:p>
          </table:table-cell>
          <table:table-cell/>
          <table:table-cell table:style-name="ce8" office:value-type="string">
            <text:p>Fill Up</text:p>
          </table:table-cell>
          <table:table-cell/>
        </table:table-row>
        <table:table-row table:style-name="ro1">
          <table:table-cell table:style-name="ce12" office:value-type="float" office:value="0.12491225224217">
            <text:p>0.12</text:p>
          </table:table-cell>
          <table:table-cell table:style-name="ce30" office:value-type="float" office:value="0.2758078138697">
            <text:p>0.28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ce8"/>
          <table:table-cell table:style-name="ce68" office:value-type="float" office:value="13">
            <text:p>13</text:p>
          </table:table-cell>
          <table:table-cell table:style-name="ce8"/>
          <table:table-cell table:style-name="ce75"/>
          <table:table-cell/>
        </table:table-row>
        <table:table-row table:style-name="ro1">
          <table:table-cell table:style-name="ce13" office:value-type="float" office:value="0.165040426498763">
            <text:p>0.17</text:p>
          </table:table-cell>
          <table:table-cell table:style-name="ce31" office:value-type="float" office:value="0.634380841923124">
            <text:p>0.63</text:p>
          </table:table-cell>
          <table:table-cell table:number-columns-repeated="4"/>
          <table:table-cell table:style-name="ce8"/>
          <table:table-cell table:style-name="ce68"/>
          <table:table-cell table:style-name="ce8"/>
          <table:table-cell table:style-name="ce75"/>
          <table:table-cell/>
        </table:table-row>
        <table:table-row table:style-name="ro1">
          <table:table-cell table:number-columns-repeated="6"/>
          <table:table-cell table:style-name="ce8"/>
          <table:table-cell table:style-name="ce68"/>
          <table:table-cell table:style-name="ce8"/>
          <table:table-cell table:style-name="ce75"/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table:style-name="ce68"/>
          <table:table-cell/>
          <table:table-cell table:style-name="ce75"/>
          <table:table-cell/>
        </table:table-row>
        <table:table-row table:style-name="ro1">
          <table:table-cell table:style-name="ce14" office:value-type="currency" office:currency="USD" office:value="23">
            <text:p>$23.00</text:p>
          </table:table-cell>
          <table:table-cell/>
          <table:table-cell>
            <draw:control table:end-cell-address="Sheet1.E28" table:end-x="0.676in" table:end-y="0.1571in" draw:z-index="2" draw:text-style-name="P1" svg:width="1.7299in" svg:height="0.65in" svg:x="0.7236in" svg:y="0.0091in" draw:control="control3"/>
          </table:table-cell>
          <table:table-cell table:number-columns-repeated="2"/>
          <table:table-cell>
            <draw:control table:end-cell-address="Sheet1.G28" table:end-x="0.8524in" table:end-y="0.1598in" draw:z-index="6" draw:text-style-name="P2" svg:width="1.7299in" svg:height="0.65in" svg:x="0.0114in" svg:y="0.0118in" draw:control="control7"/>
          </table:table-cell>
          <table:table-cell table:style-name="ce8"/>
          <table:table-cell table:style-name="ce68"/>
          <table:table-cell/>
          <table:table-cell table:style-name="ce75"/>
          <table:table-cell/>
        </table:table-row>
        <table:table-row table:style-name="ro1">
          <table:table-cell table:style-name="ce15" office:value-type="date" office:date-value="2005-06-14">
            <text:p>Tuesday, June 14, 2005</text:p>
          </table:table-cell>
          <table:table-cell table:number-columns-repeated="5"/>
          <table:table-cell table:style-name="ce61"/>
          <table:table-cell table:style-name="ce68"/>
          <table:table-cell/>
          <table:table-cell table:style-name="ce75" office:value-type="float" office:value="14">
            <text:p>14</text:p>
          </table:table-cell>
          <table:table-cell/>
        </table:table-row>
        <table:table-row table:style-name="ro1">
          <table:table-cell table:style-name="ce16" office:value-type="float" office:value="14.499">
            <text:p>1.45E+001</text:p>
          </table:table-cell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 table:style-name="ce17" office:value-type="float" office:value="1.5">
            <text:p>1 1/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8"/>
          <table:table-cell table:number-columns-repeated="10"/>
        </table:table-row>
        <table:table-row table:style-name="ro1">
          <table:table-cell table:style-name="ce8"/>
          <table:table-cell table:style-name="ce8" office:value-type="string">
            <text:p>Actual Range B31:D33</text:p>
          </table:table-cell>
          <table:table-cell table:number-columns-repeated="3"/>
          <table:table-cell>
            <draw:control table:end-cell-address="Sheet1.G34" table:end-x="0.8724in" table:end-y="0.1555in" draw:z-index="8" draw:text-style-name="P2" svg:width="1.75in" svg:height="0.6299in" svg:x="0.0114in" svg:y="0.0276in" draw:control="control9"/>
          </table:table-cell>
          <table:table-cell/>
          <table:table-cell>
            <draw:control table:end-cell-address="Sheet1.J35" table:end-x="0.1854in" table:end-y="0.0083in" draw:z-index="7" draw:text-style-name="P2" svg:width="1.7299in" svg:height="0.65in" svg:x="0.2331in" svg:y="0.0276in" draw:control="control8"/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1">
            <text:p>1</text:p>
          </table:table-cell>
          <table:table-cell table:style-name="ce42" office:value-type="float" office:value="4">
            <text:p>4</text:p>
          </table:table-cell>
          <table:table-cell table:style-name="ce48" office:value-type="float" office:value="7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ce32" office:value-type="float" office:value="2">
            <text:p>2</text:p>
          </table:table-cell>
          <table:table-cell table:style-name="ce43" office:value-type="float" office:value="5">
            <text:p>5</text:p>
          </table:table-cell>
          <table:table-cell table:style-name="ce49" office:value-type="float" office:value="8">
            <text:p>8</text:p>
          </table:table-cell>
          <table:table-cell table:number-columns-repeated="7"/>
        </table:table-row>
        <table:table-row table:style-name="ro1">
          <table:table-cell/>
          <table:table-cell table:style-name="ce33" office:value-type="float" office:value="3">
            <text:p>3</text:p>
          </table:table-cell>
          <table:table-cell table:style-name="ce38" office:value-type="float" office:value="6">
            <text:p>6</text:p>
          </table:table-cell>
          <table:table-cell table:style-name="ce50" office:value-type="float" office:value="9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34" office:value-type="float" office:value="10">
            <text:p>10</text:p>
          </table:table-cell>
          <table:table-cell table:style-name="ce44" office:value-type="float" office:value="12">
            <text:p>12</text:p>
          </table:table-cell>
          <table:table-cell table:style-name="ce51" office:value-type="float" office:value="14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>
            <text:p>Offset (B31:D33).Offset(1,0)</text:p>
          </table:table-cell>
          <table:table-cell table:style-name="ce37" table:number-columns-repeated="2"/>
          <table:table-cell/>
          <table:table-cell table:style-name="ce8" office:value-type="string">
            <text:p>Current region of range G39:H40</text:p>
          </table:table-cell>
          <table:table-cell table:number-columns-repeated="5"/>
        </table:table-row>
        <table:table-row table:style-name="ro1">
          <table:table-cell table:style-name="ce19"/>
          <table:table-cell table:number-columns-repeated="9"/>
          <table:table-cell table:style-name="ce8"/>
        </table:table-row>
        <table:table-row table:style-name="ro1">
          <table:table-cell table:style-name="ce8"/>
          <table:table-cell table:style-name="ce8" office:value-type="string">
            <text:p>Range B39:D41</text:p>
          </table:table-cell>
          <table:table-cell table:number-columns-repeated="3"/>
          <table:table-cell table:style-name="ce56" office:value-type="string">
            <text:p>Negative Column and row offset (H40:G41).Offset(-1,-1)</text:p>
          </table:table-cell>
          <table:table-cell table:style-name="ce62" table:number-columns-repeated="2"/>
          <table:table-cell table:style-name="ce27"/>
          <table:table-cell table:number-columns-repeated="2"/>
        </table:table-row>
        <table:table-row table:style-name="ro1">
          <table:table-cell/>
          <table:table-cell table:style-name="ce32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9" office:value-type="float" office:value="7">
            <text:p>7</text:p>
          </table:table-cell>
          <table:table-cell/>
          <table:table-cell table:style-name="ce57"/>
          <table:table-cell table:style-name="ce20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71"/>
          <table:table-cell table:number-columns-repeated="2"/>
        </table:table-row>
        <table:table-row table:style-name="ro1">
          <table:table-cell/>
          <table:table-cell table:style-name="ce35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2" office:value-type="float" office:value="8">
            <text:p>8</text:p>
          </table:table-cell>
          <table:table-cell/>
          <table:table-cell table:style-name="ce57"/>
          <table:table-cell table:style-name="ce22" office:value-type="float" office:value="5">
            <text:p>5</text:p>
          </table:table-cell>
          <table:table-cell table:style-name="ce69" office:value-type="float" office:value="4">
            <text:p>4</text:p>
          </table:table-cell>
          <table:table-cell table:style-name="ce72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20" table:formula="oooc:=RAND() + 3" office:value-type="float" office:value="3.63265271560878">
            <text:p>3.63</text:p>
          </table:table-cell>
          <table:table-cell table:style-name="ce36" office:value-type="float" office:value="3">
            <text:p>3</text:p>
          </table:table-cell>
          <table:table-cell table:style-name="ce45" office:value-type="float" office:value="6">
            <text:p>6</text:p>
          </table:table-cell>
          <table:table-cell table:style-name="ce51" office:value-type="float" office:value="9">
            <text:p>9</text:p>
          </table:table-cell>
          <table:table-cell/>
          <table:table-cell table:style-name="ce57"/>
          <table:table-cell/>
          <table:table-cell table:style-name="ce34" office:value-type="float" office:value="1">
            <text:p>1</text:p>
          </table:table-cell>
          <table:table-cell table:style-name="ce73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1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46" office:value-type="float" office:value="6">
            <text:p>6</text:p>
          </table:table-cell>
          <table:table-cell table:number-columns-repeated="2"/>
          <table:table-cell table:style-name="ce58"/>
          <table:table-cell table:style-name="ce63"/>
          <table:table-cell table:style-name="ce70" office:value-type="string">
            <text:p>Range H40:G41</text:p>
          </table:table-cell>
          <table:table-cell table:style-name="ce74"/>
          <table:table-cell table:number-columns-repeated="2"/>
        </table:table-row>
        <table:table-row table:style-name="ro1">
          <table:table-cell table:style-name="ce22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Negative column <text:s/>offset (B39:D41).Offset(2,-1)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8" office:value-type="string">
            <text:p>Negative Row Offset B50:D51.Offset(-1,1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 office:value-type="string">
            <text:p>string1</text:p>
          </table:table-cell>
          <table:table-cell table:style-name="ce42" office:value-type="string">
            <text:p>string2</text:p>
          </table:table-cell>
          <table:table-cell table:style-name="ce48" office:value-type="string">
            <text:p>string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2" office:value-type="string">
            <text:p>string6</text:p>
          </table:table-cell>
          <table:table-cell table:style-name="ce38" office:value-type="string">
            <text:p>string5</text:p>
          </table:table-cell>
          <table:table-cell table:style-name="ce47" office:value-type="string">
            <text:p>string4</text:p>
          </table:table-cell>
          <table:table-cell table:number-columns-repeated="6"/>
        </table:table-row>
        <table:table-row table:style-name="ro1">
          <table:table-cell/>
          <table:table-cell table:style-name="ce32" office:value-type="string">
            <text:p>string1</text:p>
          </table:table-cell>
          <table:table-cell table:style-name="ce43" office:value-type="string">
            <text:p>string2</text:p>
          </table:table-cell>
          <table:table-cell table:style-name="ce49" office:value-type="string">
            <text:p>string3</text:p>
          </table:table-cell>
          <table:table-cell table:number-columns-repeated="7"/>
        </table:table-row>
        <table:table-row table:style-name="ro1">
          <table:table-cell/>
          <table:table-cell table:style-name="ce34" office:value-type="string">
            <text:p>string4</text:p>
          </table:table-cell>
          <table:table-cell table:style-name="ce44" office:value-type="string">
            <text:p>string5</text:p>
          </table:table-cell>
          <table:table-cell table:style-name="ce51" office:value-type="string">
            <text:p>string6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>
            <text:p>Range B50:D5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8" office:value-type="string">
            <text:p>See Sheet2 for address property illustration</text:p>
          </table:table-cell>
          <table:table-cell table:number-columns-repeated="10"/>
        </table:table-row>
        <table:table-row table:style-name="ro3">
          <table:table-cell table:style-name="ce23"/>
          <table:table-cell table:number-columns-repeated="10"/>
        </table:table-row>
      </table:table>
      <table:table table:name="Sheet2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Address Property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ddressProperty?language=Basic&amp;location=document"/>
              </office:event-listeners>
            </form:button>
          </form:form>
        </office:forms>
        <table:table-column table:style-name="co2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ingle cell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>
            <draw:control table:end-cell-address="Sheet2.E19" table:end-x="0.6343in" table:end-y="0.0469in" draw:z-index="0" draw:text-style-name="P2" svg:width="1.7299in" svg:height="0.65in" svg:x="0.6819in" svg:y="0.0661in" draw:control="control1"/>
          </table:table-cell>
          <table:table-cell table:number-columns-repeated="2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6-22">06/22/2005</text:date>, <text:time>13:0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5-11T11:24:13</meta:creation-date>
    <dc:date>2005-06-22T13:01:42</dc:date>
    <meta:print-date>2005-06-08T13:41:16</meta:print-date>
    <dc:language>en-US</dc:language>
    <meta:editing-cycles>355</meta:editing-cycles>
    <meta:editing-duration>PT8H33M6S</meta:editing-duration>
    <meta:user-defined meta:name="Info 1"/>
    <meta:user-defined meta:name="Info 2"/>
    <meta:user-defined meta:name="Info 3"/>
    <meta:user-defined meta:name="Info 4"/>
    <meta:document-statistic meta:table-count="3" meta:cell-count="139" meta:object-count="1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
MsgBox("Active Workbook name is " + ActiveWorkbook.Path)
sheet = ActiveWorkbook.ActiveSheet
MsgBox("ActiveSheet Name is " + sheet.Name + " Cell A3 = " + sheet.Range("A3").Value )
MsgBox("The number of the first row in the range A3:C4 is " + sheet.Range("A3:C4").Row )
MsgBox("The number of the first row in the range A3:C4 is " + sheet.Range("A3:C4").Offset(2,1).Count )
MsgBox("The number of the first Column in the range F8:H10 is " + sheet.Range("F8:H10").Column )
MsgBox("The number of cells in the range F8:H10 is " + sheet.Range("F8:H10").Count)
MsgBox("The number of cells in the range A10:A15 is " + sheet.Range("A10:A15").Count)
MsgBox("The number of cells in the range A2:A2 is " + sheet.Range("A2:A2").Count)
MsgBox("The number of cells in the range A1:D1 is " + sheet.Range("A1:D1").Count)
End Sub

Sub SetFormula

sheet = ActiveWorkbook.ActiveSheet
MsgBox("Setting formulas on range A10:A15")
sheet.Range("A10:A15").Formula = "=rand()+1"
MsgBox("Do you want to check if cell F5 has formula")
if sheet.Range("F5").HasFormula then
	MsgBox("Cell has Formula")
else
	MSgBox("No formula. Set it")
	sheet.Range("F5").Formula = "=Sum(A1:C3)"
End If		
End Sub

Sub GetFormula
sheet = ActiveWorkbook.ActiveSheet
MsgBox("Getting formulas on range A10:A15")
MsgBox("The formula is " +sheet.Range("A10:A15").Formula)
End Sub

Sub ClearMethods
sheet = ActiveWorkbook.ActiveSheet
MsgBox("Do you want to remove the formatting features in the range A1:C4?")
sheet.Range("A1:C4").ClearFormats
MsgBox("Do you wnat to clear all the strings in the range A1:C4?")
sheet.Range("A1:C4").ClearComments
MsgBox("Delete all the contents of the range A1:C4?")
sheet.Range("A1:C4").Clear
End Sub

Sub FillMethods
sheet = ActiveWorkbook.ActiveSheet
MsgBox("Filling the range H14:J14 towards left")
sheet.Range("H14:J14").FillLeft
MsgBox("Filling the range H18:J18 towards right")
sheet.Range("H18:J18").FillRight
MsgBox("Filling H21:H26 Downwards")
sheet.Range("H21:H26").FillDown
MsgBox("Filling J21:J26 Upwards")
sheet.Range("J21:J26").FillUp
End Sub

Sub TextProperty
sheet = ActiveWorkbook.ActiveSheet
MsgBox("The text in cell A25 is " + sheet.Range("A25").Text + " and the value is " + sheet.Range("A25").Value ) 
MsgBox("The text in cell A26 is " + sheet.Range("A26").Text + " and the value is " + sheet.Range("A26").Value ) 
MsgBox("The text in cell A27 is " + sheet.Range("A27").Text + " and the value is " + sheet.Range("A27").Value ) 
MsgBox("The text in cell A28 is " + sheet.Range("A28").Text + " and the value is " + sheet.Range("A28").Value ) 
MsgBox("The characters in the cell A17 form 3rd position to 10th position is " + sheet.Range("A17").Characters(3,7) )
sheet.Range("A19:B22").Font.Bold = true
sheet.Range("A7").Font.Underline = true
sheet.Range("A7").Font.Strikethrough = true
sheet.Range("A7").Font.Shadow = true
sheet.Range("A7").Font.Italic = true
MsgBox("Removing all the fomatting applied to cells")
sheet.Range("A19:B22").Font.Bold = false
sheet.Range("A7").Font.Underline = false
sheet.Range("A7").Font.Strikethrough = false
sheet.Range("A7").Font.Shadow = false
sheet.Range("A7").Font.Italic = false
MsgBox(" The font used in range A7 is " + sheet.Range("A7").Font.Name )
End Sub

Sub OffsetMethod
sheet = ActiveWorkbook.Activesheet
MsgBox("The number of cells in the actual range B31:D33 is " + sheet.Range("B31:D33").Count )
MsgBox("The number of cells in the offset range B31:D33.Offset(1,0) is " + sheet.Range("B31:D33").Offset(1,0).Count )
MsgBox("The number of first column in the offset range B39:D41.Offset(2,-1) is " + sheet.Range("B39:D41").Offset(2,-1).Column )
MsgBox("The number of first row  in the offset range B39:D41.Offset(2,-1) is " + sheet.Range("B39:D41").Offset(2,-1).Row )
MsgBox("The number of first row  in the offset range B50:D51.Offset(-1,1) is " + sheet.Range("B50:D51").Offset(-1,1).Row )
MsgBox("The number of first column  in the offset range B50:D51.Offset(-1,1) is " + sheet.Range("B50:D51").Offset(-1,1).Column )
MsgBox("The number of first row  in the offset range H40:G41.Offset(-1,-1) is " + sheet.Range("H40:G41").Offset(-1,-1).Row )
MsgBox("The number of first column  in the offset range H40:G41.Offset(-1,-1) is " + sheet.Range("H40:G41").Offset(-1,-1).Column )
sheet.Range("B39:D41").Offset(2,-1).Formula = "=rand() + 3"
Rem MsgBox("The number of first column  in the offset range A40:A41.Offset(-1,-1) is " + sheet.Range("A40:A41").Offset(-1,-1).Column )
MsgBox("The number of cells in the offset range H40:H41.)Offset() is " + sheet.Range("H40:H41").Offset().Count )
MsgBox("The number of first row in the offset range H40:H41.Offset(3) is " + sheet.Range("H40:H41").Offset(3).Row )
End Sub

Sub CurrentRegionProperty
sheet = ActiveWorkbook.Activesheet
MsgBox("The number of first row  in the current region of range G39:H40 is " + sheet.Range("G39:H40").CurrentRegion.Row )
MsgBox("The number of first column  in the current region of range G39:H40 is " + sheet.Range("G39:H40").CurrentRegion.Column )
MsgBox("The number of cells in the current region of range G39:H40 is " + sheet.Range("G39:H40").CurrentRegion.Count )
End Sub

Sub CurrentArrayMethod
sheet = ActiveWorkbook.Activesheet
sheet.Range("A18:B22").FormulaArray = "=rand()"
MsgBox("The number of first row in the current array of array formula range A19:B21 is " + sheet.Range("A19:B21").CurrentArray.Row )
MsgBox("The number of first column in the current array of array formula range B19:B21 is " + sheet.Range("B19:B21").CurrentArray.Column )
MsgBox("The number of cells in the current array of array formula range B19:B21 is " + sheet.Range("B19:B21").CurrentArray.Count )
MsgBox("The number of cells in the current array of array formula range A19:B21 is " + sheet.Range("A19:B21").CurrentArray.Count )
End Sub

Sub AddressProperty
sheet=ActiveWorkbook.Activesheet
MsgBox("The address of cell A11 is " + sheet.Range("A11").Address )
MsgBox("The address of range A1:D4 is " + sheet.Range("A1:D4").Address )
MsgBox("The address of range A7:A9 is " + sheet.Range("A7:A9").Address )
MsgBox("The address of range C7:C9 is " + sheet.Range("C7:C9").Address 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